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16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8244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3" style:family="table-cell" style:parent-style-name="Default" style:data-style-name="N4"/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36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4"/>
    <style:style style:name="ce44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4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9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default-cell-style-name="ce2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# of lambda</text:p>
          </table:table-cell>
          <table:table-cell table:style-name="Default"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table:style-name="Default" office:value-type="string" calcext:value-type="string">
            <text:p>Billed Duration(ms)</text:p>
          </table:table-cell>
        </table:table-row>
        <table:table-row table:style-name="ro1">
          <table:table-cell office:value-type="string" calcext:value-type="string">
            <text:p>Mon Feb 13 17:25:27 2023</text:p>
          </table:table-cell>
          <table:table-cell office:value-type="string" calcext:value-type="string">
            <text:p>Google</text:p>
          </table:table-cell>
          <table:table-cell office:value-type="float" office:value="39" calcext:value-type="float">
            <text:p>39</text:p>
          </table:table-cell>
          <table:table-cell office:value-type="float" office:value="22.8693" calcext:value-type="float">
            <text:p>22.87</text:p>
          </table:table-cell>
          <table:table-cell office:value-type="float" office:value="1676327127475" calcext:value-type="float">
            <text:p>1676327127475</text:p>
          </table:table-cell>
          <table:table-cell office:value-type="float" office:value="1676327168361" calcext:value-type="float">
            <text:p>1676327168361</text:p>
          </table:table-cell>
          <table:table-cell office:value-type="float" office:value="534.974358974359" calcext:value-type="float">
            <text:p>534.97</text:p>
          </table:table-cell>
        </table:table-row>
        <table:table-row table:style-name="ro1">
          <table:table-cell office:value-type="string" calcext:value-type="string">
            <text:p>Mon Feb 13 17:26:16 2023</text:p>
          </table:table-cell>
          <table:table-cell office:value-type="string" calcext:value-type="string">
            <text:p>Google</text:p>
          </table:table-cell>
          <table:table-cell office:value-type="float" office:value="39" calcext:value-type="float">
            <text:p>39</text:p>
          </table:table-cell>
          <table:table-cell office:value-type="float" office:value="25.1372" calcext:value-type="float">
            <text:p>25.14</text:p>
          </table:table-cell>
          <table:table-cell office:value-type="float" office:value="1676327177604" calcext:value-type="float">
            <text:p>1676327177604</text:p>
          </table:table-cell>
          <table:table-cell office:value-type="float" office:value="1676327222257" calcext:value-type="float">
            <text:p>1676327222257</text:p>
          </table:table-cell>
          <table:table-cell office:value-type="float" office:value="481.641025641026" calcext:value-type="float">
            <text:p>481.64</text:p>
          </table:table-cell>
        </table:table-row>
        <table:table-row table:style-name="ro1">
          <table:table-cell office:value-type="string" calcext:value-type="string">
            <text:p>Mon Feb 13 17:27:20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10.7067" calcext:value-type="float">
            <text:p>10.71</text:p>
          </table:table-cell>
          <table:table-cell office:value-type="float" office:value="1676327241270" calcext:value-type="float">
            <text:p>1676327241270</text:p>
          </table:table-cell>
          <table:table-cell office:value-type="float" office:value="1676327270339" calcext:value-type="float">
            <text:p>16763272703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on Feb 13 17:27:55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office:value-type="float" office:value="37.3221" calcext:value-type="float">
            <text:p>37.32</text:p>
          </table:table-cell>
          <table:table-cell office:value-type="float" office:value="1676327275620" calcext:value-type="float">
            <text:p>1676327275620</text:p>
          </table:table-cell>
          <table:table-cell office:value-type="float" office:value="1676327331295" calcext:value-type="float">
            <text:p>1676327331295</text:p>
          </table:table-cell>
          <table:table-cell office:value-type="float" office:value="480.09375" calcext:value-type="float">
            <text:p>480.09</text:p>
          </table:table-cell>
        </table:table-row>
        <table:table-row table:style-name="ro1">
          <table:table-cell office:value-type="string" calcext:value-type="string">
            <text:p>Mon Feb 13 17:28:59 2023</text:p>
          </table:table-cell>
          <table:table-cell office:value-type="string" calcext:value-type="string">
            <text:p>Google</text:p>
          </table:table-cell>
          <table:table-cell office:value-type="float" office:value="52" calcext:value-type="float">
            <text:p>52</text:p>
          </table:table-cell>
          <table:table-cell office:value-type="float" office:value="32.1777" calcext:value-type="float">
            <text:p>32.18</text:p>
          </table:table-cell>
          <table:table-cell office:value-type="float" office:value="1676327339720" calcext:value-type="float">
            <text:p>1676327339720</text:p>
          </table:table-cell>
          <table:table-cell office:value-type="float" office:value="1676327389495" calcext:value-type="float">
            <text:p>1676327389495</text:p>
          </table:table-cell>
          <table:table-cell office:value-type="float" office:value="469.173076923077" calcext:value-type="float">
            <text:p>469.17</text:p>
          </table:table-cell>
        </table:table-row>
        <table:table-row table:style-name="ro1">
          <table:table-cell office:value-type="string" calcext:value-type="string">
            <text:p>Mon Feb 13 17:30:03 2023</text:p>
          </table:table-cell>
          <table:table-cell office:value-type="string" calcext:value-type="string">
            <text:p>Google</text:p>
          </table:table-cell>
          <table:table-cell office:value-type="float" office:value="26" calcext:value-type="float">
            <text:p>26</text:p>
          </table:table-cell>
          <table:table-cell office:value-type="float" office:value="19.9124" calcext:value-type="float">
            <text:p>19.91</text:p>
          </table:table-cell>
          <table:table-cell office:value-type="float" office:value="1676327403712" calcext:value-type="float">
            <text:p>1676327403712</text:p>
          </table:table-cell>
          <table:table-cell office:value-type="float" office:value="1676327441735" calcext:value-type="float">
            <text:p>1676327441735</text:p>
          </table:table-cell>
          <table:table-cell office:value-type="float" office:value="463.961538461539" calcext:value-type="float">
            <text:p>463.96</text:p>
          </table:table-cell>
        </table:table-row>
        <table:table-row table:style-name="ro1">
          <table:table-cell office:value-type="string" calcext:value-type="string">
            <text:p>Mon Feb 13 17:30:52 2023</text:p>
          </table:table-cell>
          <table:table-cell office:value-type="string" calcext:value-type="string">
            <text:p>Google</text:p>
          </table:table-cell>
          <table:table-cell office:value-type="float" office:value="52" calcext:value-type="float">
            <text:p>52</text:p>
          </table:table-cell>
          <table:table-cell office:value-type="float" office:value="31.532" calcext:value-type="float">
            <text:p>31.53</text:p>
          </table:table-cell>
          <table:table-cell office:value-type="float" office:value="1676327452937" calcext:value-type="float">
            <text:p>1676327452937</text:p>
          </table:table-cell>
          <table:table-cell office:value-type="float" office:value="1676327502084" calcext:value-type="float">
            <text:p>1676327502084</text:p>
          </table:table-cell>
          <table:table-cell office:value-type="float" office:value="450.653846153846" calcext:value-type="float">
            <text:p>450.65</text:p>
          </table:table-cell>
        </table:table-row>
        <table:table-row table:style-name="ro1">
          <table:table-cell office:value-type="string" calcext:value-type="string">
            <text:p>Mon Feb 13 17:31:56 2023</text:p>
          </table:table-cell>
          <table:table-cell office:value-type="string" calcext:value-type="string">
            <text:p>Google</text:p>
          </table:table-cell>
          <table:table-cell office:value-type="float" office:value="13" calcext:value-type="float">
            <text:p>13</text:p>
          </table:table-cell>
          <table:table-cell office:value-type="float" office:value="12.4616" calcext:value-type="float">
            <text:p>12.46</text:p>
          </table:table-cell>
          <table:table-cell office:value-type="float" office:value="1676327517354" calcext:value-type="float">
            <text:p>1676327517354</text:p>
          </table:table-cell>
          <table:table-cell office:value-type="float" office:value="1676327547585" calcext:value-type="float">
            <text:p>1676327547585</text:p>
          </table:table-cell>
          <table:table-cell office:value-type="float" office:value="465.076923076923" calcext:value-type="float">
            <text:p>465.08</text:p>
          </table:table-cell>
        </table:table-row>
        <table:table-row table:style-name="ro1">
          <table:table-cell office:value-type="string" calcext:value-type="string">
            <text:p>Mon Feb 13 17:32:46 2023</text:p>
          </table:table-cell>
          <table:table-cell office:value-type="string" calcext:value-type="string">
            <text:p>Google</text:p>
          </table:table-cell>
          <table:table-cell office:value-type="float" office:value="52" calcext:value-type="float">
            <text:p>52</text:p>
          </table:table-cell>
          <table:table-cell office:value-type="float" office:value="31.4162" calcext:value-type="float">
            <text:p>31.42</text:p>
          </table:table-cell>
          <table:table-cell office:value-type="float" office:value="1676327566370" calcext:value-type="float">
            <text:p>1676327566370</text:p>
          </table:table-cell>
          <table:table-cell office:value-type="float" office:value="1676327616061" calcext:value-type="float">
            <text:p>1676327616061</text:p>
          </table:table-cell>
          <table:table-cell office:value-type="float" office:value="465.576923076923" calcext:value-type="float">
            <text:p>465.58</text:p>
          </table:table-cell>
        </table:table-row>
        <table:table-row table:style-name="ro1">
          <table:table-cell office:value-type="string" calcext:value-type="string">
            <text:p>Mon Feb 13 17:33:50 2023</text:p>
          </table:table-cell>
          <table:table-cell office:value-type="string" calcext:value-type="string">
            <text:p>Google</text:p>
          </table:table-cell>
          <table:table-cell office:value-type="float" office:value="39" calcext:value-type="float">
            <text:p>39</text:p>
          </table:table-cell>
          <table:table-cell office:value-type="float" office:value="23.4556" calcext:value-type="float">
            <text:p>23.46</text:p>
          </table:table-cell>
          <table:table-cell office:value-type="float" office:value="1676327630545" calcext:value-type="float">
            <text:p>1676327630545</text:p>
          </table:table-cell>
          <table:table-cell office:value-type="float" office:value="1676327671868" calcext:value-type="float">
            <text:p>1676327671868</text:p>
          </table:table-cell>
          <table:table-cell office:value-type="float" office:value="476.282051282051" calcext:value-type="float">
            <text:p>476.28</text:p>
          </table:table-cell>
        </table:table-row>
        <table:table-row table:style-name="ro1">
          <table:table-cell office:value-type="string" calcext:value-type="string">
            <text:p>Mon Feb 13 17:34:39 2023</text:p>
          </table:table-cell>
          <table:table-cell office:value-type="string" calcext:value-type="string">
            <text:p>Google</text:p>
          </table:table-cell>
          <table:table-cell office:value-type="float" office:value="39" calcext:value-type="float">
            <text:p>39</text:p>
          </table:table-cell>
          <table:table-cell office:value-type="float" office:value="23.6243" calcext:value-type="float">
            <text:p>23.62</text:p>
          </table:table-cell>
          <table:table-cell office:value-type="float" office:value="1676327679853" calcext:value-type="float">
            <text:p>1676327679853</text:p>
          </table:table-cell>
          <table:table-cell office:value-type="float" office:value="1676327722293" calcext:value-type="float">
            <text:p>1676327722293</text:p>
          </table:table-cell>
          <table:table-cell office:value-type="float" office:value="466.307692307692" calcext:value-type="float">
            <text:p>466.31</text:p>
          </table:table-cell>
        </table:table-row>
        <table:table-row table:style-name="ro1">
          <table:table-cell office:value-type="string" calcext:value-type="string">
            <text:p>Mon Feb 13 17:35:28 2023</text:p>
          </table:table-cell>
          <table:table-cell office:value-type="string" calcext:value-type="string">
            <text:p>Google</text:p>
          </table:table-cell>
          <table:table-cell office:value-type="float" office:value="13" calcext:value-type="float">
            <text:p>13</text:p>
          </table:table-cell>
          <table:table-cell office:value-type="float" office:value="12.8297" calcext:value-type="float">
            <text:p>12.83</text:p>
          </table:table-cell>
          <table:table-cell office:value-type="float" office:value="1676327728745" calcext:value-type="float">
            <text:p>1676327728745</text:p>
          </table:table-cell>
          <table:table-cell office:value-type="float" office:value="1676327760297" calcext:value-type="float">
            <text:p>1676327760297</text:p>
          </table:table-cell>
          <table:table-cell office:value-type="float" office:value="448.461538461538" calcext:value-type="float">
            <text:p>448.46</text:p>
          </table:table-cell>
        </table:table-row>
        <table:table-row table:style-name="ro1">
          <table:table-cell office:value-type="string" calcext:value-type="string">
            <text:p>Mon Feb 13 17:36:18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office:value-type="float" office:value="37.3778" calcext:value-type="float">
            <text:p>37.38</text:p>
          </table:table-cell>
          <table:table-cell office:value-type="float" office:value="1676327779053" calcext:value-type="float">
            <text:p>1676327779053</text:p>
          </table:table-cell>
          <table:table-cell office:value-type="float" office:value="1676327834044" calcext:value-type="float">
            <text:p>1676327834044</text:p>
          </table:table-cell>
          <table:table-cell office:value-type="float" office:value="472.125" calcext:value-type="float">
            <text:p>472.13</text:p>
          </table:table-cell>
        </table:table-row>
        <table:table-row table:style-name="ro1">
          <table:table-cell office:value-type="string" calcext:value-type="string">
            <text:p>Mon Feb 13 17:37:22 2023</text:p>
          </table:table-cell>
          <table:table-cell office:value-type="string" calcext:value-type="string">
            <text:p>Google</text:p>
          </table:table-cell>
          <table:table-cell office:value-type="float" office:value="26" calcext:value-type="float">
            <text:p>26</text:p>
          </table:table-cell>
          <table:table-cell office:value-type="float" office:value="17.5779" calcext:value-type="float">
            <text:p>17.58</text:p>
          </table:table-cell>
          <table:table-cell office:value-type="float" office:value="1676327843337" calcext:value-type="float">
            <text:p>1676327843337</text:p>
          </table:table-cell>
          <table:table-cell office:value-type="float" office:value="1676327879083" calcext:value-type="float">
            <text:p>1676327879083</text:p>
          </table:table-cell>
          <table:table-cell office:value-type="float" office:value="465.576923076923" calcext:value-type="float">
            <text:p>465.58</text:p>
          </table:table-cell>
        </table:table-row>
        <table:table-row table:style-name="ro1">
          <table:table-cell office:value-type="string" calcext:value-type="string">
            <text:p>Mon Feb 13 17:38:11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office:value-type="float" office:value="37.4093" calcext:value-type="float">
            <text:p>37.41</text:p>
          </table:table-cell>
          <table:table-cell office:value-type="float" office:value="1676327892319" calcext:value-type="float">
            <text:p>1676327892319</text:p>
          </table:table-cell>
          <table:table-cell office:value-type="float" office:value="1676327947881" calcext:value-type="float">
            <text:p>1676327947881</text:p>
          </table:table-cell>
          <table:table-cell office:value-type="float" office:value="453.453125" calcext:value-type="float">
            <text:p>453.45</text:p>
          </table:table-cell>
        </table:table-row>
        <table:table-row table:style-name="ro1">
          <table:table-cell office:value-type="string" calcext:value-type="string">
            <text:p>Mon Feb 13 17:39:16 2023</text:p>
          </table:table-cell>
          <table:table-cell office:value-type="string" calcext:value-type="string">
            <text:p>Google</text:p>
          </table:table-cell>
          <table:table-cell office:value-type="float" office:value="13" calcext:value-type="float">
            <text:p>13</text:p>
          </table:table-cell>
          <table:table-cell office:value-type="float" office:value="12.5819" calcext:value-type="float">
            <text:p>12.58</text:p>
          </table:table-cell>
          <table:table-cell office:value-type="float" office:value="1676327956419" calcext:value-type="float">
            <text:p>1676327956419</text:p>
          </table:table-cell>
          <table:table-cell office:value-type="float" office:value="1676327986962" calcext:value-type="float">
            <text:p>1676327986962</text:p>
          </table:table-cell>
          <table:table-cell office:value-type="float" office:value="418.923076923077" calcext:value-type="float">
            <text:p>418.92</text:p>
          </table:table-cell>
        </table:table-row>
        <table:table-row table:style-name="ro1">
          <table:table-cell office:value-type="string" calcext:value-type="string">
            <text:p>Mon Feb 13 17:40:05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office:value-type="float" office:value="37.4915" calcext:value-type="float">
            <text:p>37.49</text:p>
          </table:table-cell>
          <table:table-cell office:value-type="float" office:value="1676328005461" calcext:value-type="float">
            <text:p>1676328005461</text:p>
          </table:table-cell>
          <table:table-cell office:value-type="float" office:value="1676328061889" calcext:value-type="float">
            <text:p>1676328061889</text:p>
          </table:table-cell>
          <table:table-cell office:value-type="float" office:value="464.453125" calcext:value-type="float">
            <text:p>464.45</text:p>
          </table:table-cell>
        </table:table-row>
        <table:table-row table:style-name="ro1">
          <table:table-cell office:value-type="string" calcext:value-type="string">
            <text:p>Mon Feb 13 17:41:09 2023</text:p>
          </table:table-cell>
          <table:table-cell office:value-type="string" calcext:value-type="string">
            <text:p>Google</text:p>
          </table:table-cell>
          <table:table-cell office:value-type="float" office:value="13" calcext:value-type="float">
            <text:p>13</text:p>
          </table:table-cell>
          <table:table-cell office:value-type="float" office:value="12.4744" calcext:value-type="float">
            <text:p>12.47</text:p>
          </table:table-cell>
          <table:table-cell office:value-type="float" office:value="1676328069461" calcext:value-type="float">
            <text:p>1676328069461</text:p>
          </table:table-cell>
          <table:table-cell office:value-type="float" office:value="1676328100175" calcext:value-type="float">
            <text:p>1676328100175</text:p>
          </table:table-cell>
          <table:table-cell office:value-type="float" office:value="451" calcext:value-type="float">
            <text:p>451.00</text:p>
          </table:table-cell>
        </table:table-row>
        <table:table-row table:style-name="ro1">
          <table:table-cell office:value-type="string" calcext:value-type="string">
            <text:p>Mon Feb 13 17:41:58 2023</text:p>
          </table:table-cell>
          <table:table-cell office:value-type="string" calcext:value-type="string">
            <text:p>Google</text:p>
          </table:table-cell>
          <table:table-cell office:value-type="float" office:value="13" calcext:value-type="float">
            <text:p>13</text:p>
          </table:table-cell>
          <table:table-cell office:value-type="float" office:value="13.2142" calcext:value-type="float">
            <text:p>13.21</text:p>
          </table:table-cell>
          <table:table-cell office:value-type="float" office:value="1676328119336" calcext:value-type="float">
            <text:p>1676328119336</text:p>
          </table:table-cell>
          <table:table-cell office:value-type="float" office:value="1676328150674" calcext:value-type="float">
            <text:p>1676328150674</text:p>
          </table:table-cell>
          <table:table-cell office:value-type="float" office:value="439.307692307692" calcext:value-type="float">
            <text:p>439.31</text:p>
          </table:table-cell>
        </table:table-row>
        <table:table-row table:style-name="ro1">
          <table:table-cell office:value-type="string" calcext:value-type="string">
            <text:p>Mon Feb 13 17:42:48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10.5054" calcext:value-type="float">
            <text:p>10.51</text:p>
          </table:table-cell>
          <table:table-cell office:value-type="float" office:value="1676328169294" calcext:value-type="float">
            <text:p>1676328169294</text:p>
          </table:table-cell>
          <table:table-cell office:value-type="float" office:value="1676328198311" calcext:value-type="float">
            <text:p>167632819831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on Feb 13 17:43:23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11.6371" calcext:value-type="float">
            <text:p>11.64</text:p>
          </table:table-cell>
          <table:table-cell office:value-type="float" office:value="1676328203502" calcext:value-type="float">
            <text:p>1676328203502</text:p>
          </table:table-cell>
          <table:table-cell office:value-type="float" office:value="1676328234027" calcext:value-type="float">
            <text:p>167632823402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on Feb 13 17:44:12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13.1158" calcext:value-type="float">
            <text:p>13.12</text:p>
          </table:table-cell>
          <table:table-cell office:value-type="float" office:value="1676328253077" calcext:value-type="float">
            <text:p>1676328253077</text:p>
          </table:table-cell>
          <table:table-cell office:value-type="float" office:value="1676328284417" calcext:value-type="float">
            <text:p>167632828441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on Feb 13 17:45:02 2023</text:p>
          </table:table-cell>
          <table:table-cell office:value-type="string" calcext:value-type="string">
            <text:p>Google</text:p>
          </table:table-cell>
          <table:table-cell office:value-type="float" office:value="39" calcext:value-type="float">
            <text:p>39</text:p>
          </table:table-cell>
          <table:table-cell office:value-type="float" office:value="23.5098" calcext:value-type="float">
            <text:p>23.51</text:p>
          </table:table-cell>
          <table:table-cell office:value-type="float" office:value="1676328303111" calcext:value-type="float">
            <text:p>1676328303111</text:p>
          </table:table-cell>
          <table:table-cell office:value-type="float" office:value="1676328344604" calcext:value-type="float">
            <text:p>1676328344604</text:p>
          </table:table-cell>
          <table:table-cell office:value-type="float" office:value="485.615384615385" calcext:value-type="float">
            <text:p>485.62</text:p>
          </table:table-cell>
        </table:table-row>
        <table:table-row table:style-name="ro1">
          <table:table-cell office:value-type="string" calcext:value-type="string">
            <text:p>Mon Feb 13 17:45:51 2023</text:p>
          </table:table-cell>
          <table:table-cell office:value-type="string" calcext:value-type="string">
            <text:p>Google</text:p>
          </table:table-cell>
          <table:table-cell office:value-type="float" office:value="52" calcext:value-type="float">
            <text:p>52</text:p>
          </table:table-cell>
          <table:table-cell office:value-type="float" office:value="30.9652" calcext:value-type="float">
            <text:p>30.97</text:p>
          </table:table-cell>
          <table:table-cell office:value-type="float" office:value="1676328352352" calcext:value-type="float">
            <text:p>1676328352352</text:p>
          </table:table-cell>
          <table:table-cell office:value-type="float" office:value="1676328401635" calcext:value-type="float">
            <text:p>1676328401635</text:p>
          </table:table-cell>
          <table:table-cell office:value-type="float" office:value="492.519230769231" calcext:value-type="float">
            <text:p>492.52</text:p>
          </table:table-cell>
        </table:table-row>
        <table:table-row table:style-name="ro1">
          <table:table-cell office:value-type="string" calcext:value-type="string">
            <text:p>Mon Feb 13 17:46:56 2023</text:p>
          </table:table-cell>
          <table:table-cell office:value-type="string" calcext:value-type="string">
            <text:p>Google</text:p>
          </table:table-cell>
          <table:table-cell office:value-type="float" office:value="64" calcext:value-type="float">
            <text:p>64</text:p>
          </table:table-cell>
          <table:table-cell office:value-type="float" office:value="37.3989" calcext:value-type="float">
            <text:p>37.40</text:p>
          </table:table-cell>
          <table:table-cell office:value-type="float" office:value="1676328416602" calcext:value-type="float">
            <text:p>1676328416602</text:p>
          </table:table-cell>
          <table:table-cell office:value-type="float" office:value="1676328472095" calcext:value-type="float">
            <text:p>1676328472095</text:p>
          </table:table-cell>
          <table:table-cell office:value-type="float" office:value="462.6875" calcext:value-type="float">
            <text:p>462.69</text:p>
          </table:table-cell>
        </table:table-row>
        <table:table-row table:style-name="ro1">
          <table:table-cell office:value-type="string" calcext:value-type="string">
            <text:p>Mon Feb 13 17:48:01 2023</text:p>
          </table:table-cell>
          <table:table-cell office:value-type="string" calcext:value-type="string">
            <text:p>Google</text:p>
          </table:table-cell>
          <table:table-cell office:value-type="float" office:value="26" calcext:value-type="float">
            <text:p>26</text:p>
          </table:table-cell>
          <table:table-cell office:value-type="float" office:value="17.387" calcext:value-type="float">
            <text:p>17.39</text:p>
          </table:table-cell>
          <table:table-cell office:value-type="float" office:value="1676328481635" calcext:value-type="float">
            <text:p>1676328481635</text:p>
          </table:table-cell>
          <table:table-cell office:value-type="float" office:value="1676328517450" calcext:value-type="float">
            <text:p>1676328517450</text:p>
          </table:table-cell>
          <table:table-cell office:value-type="float" office:value="436.038461538462" calcext:value-type="float">
            <text:p>436.04</text:p>
          </table:table-cell>
        </table:table-row>
        <table:table-row table:style-name="ro1">
          <table:table-cell office:value-type="string" calcext:value-type="string">
            <text:p>Mon Feb 13 17:48:50 2023</text:p>
          </table:table-cell>
          <table:table-cell office:value-type="string" calcext:value-type="string">
            <text:p>Google</text:p>
          </table:table-cell>
          <table:table-cell office:value-type="float" office:value="52" calcext:value-type="float">
            <text:p>52</text:p>
          </table:table-cell>
          <table:table-cell office:value-type="float" office:value="33.1953" calcext:value-type="float">
            <text:p>33.20</text:p>
          </table:table-cell>
          <table:table-cell office:value-type="float" office:value="1676328530752" calcext:value-type="float">
            <text:p>1676328530752</text:p>
          </table:table-cell>
          <table:table-cell office:value-type="float" office:value="1676328581668" calcext:value-type="float">
            <text:p>1676328581668</text:p>
          </table:table-cell>
          <table:table-cell office:value-type="float" office:value="452.519230769231" calcext:value-type="float">
            <text:p>452.52</text:p>
          </table:table-cell>
        </table:table-row>
        <table:table-row table:style-name="ro1">
          <table:table-cell office:value-type="string" calcext:value-type="string">
            <text:p>Mon Feb 13 17:49:54 2023</text:p>
          </table:table-cell>
          <table:table-cell office:value-type="string" calcext:value-type="string">
            <text:p>Google</text:p>
          </table:table-cell>
          <table:table-cell office:value-type="float" office:value="26" calcext:value-type="float">
            <text:p>26</text:p>
          </table:table-cell>
          <table:table-cell office:value-type="float" office:value="17.3007" calcext:value-type="float">
            <text:p>17.30</text:p>
          </table:table-cell>
          <table:table-cell office:value-type="float" office:value="1676328594761" calcext:value-type="float">
            <text:p>1676328594761</text:p>
          </table:table-cell>
          <table:table-cell office:value-type="float" office:value="1676328630488" calcext:value-type="float">
            <text:p>1676328630488</text:p>
          </table:table-cell>
          <table:table-cell office:value-type="float" office:value="440.730769230769" calcext:value-type="float">
            <text:p>440.73</text:p>
          </table:table-cell>
        </table:table-row>
        <table:table-row table:style-name="ro1">
          <table:table-cell office:value-type="string" calcext:value-type="string">
            <text:p>Mon Feb 13 17:50:43 2023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10.4049" calcext:value-type="float">
            <text:p>10.40</text:p>
          </table:table-cell>
          <table:table-cell office:value-type="float" office:value="1676328643877" calcext:value-type="float">
            <text:p>1676328643877</text:p>
          </table:table-cell>
          <table:table-cell office:value-type="float" office:value="1676328672528" calcext:value-type="float">
            <text:p>16763286725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on Feb 13 17:51:17 2023</text:p>
          </table:table-cell>
          <table:table-cell office:value-type="string" calcext:value-type="string">
            <text:p>Google</text:p>
          </table:table-cell>
          <table:table-cell office:value-type="float" office:value="26" calcext:value-type="float">
            <text:p>26</text:p>
          </table:table-cell>
          <table:table-cell office:value-type="float" office:value="17.7077" calcext:value-type="float">
            <text:p>17.71</text:p>
          </table:table-cell>
          <table:table-cell office:value-type="float" office:value="1676328677902" calcext:value-type="float">
            <text:p>1676328677902</text:p>
          </table:table-cell>
          <table:table-cell office:value-type="float" office:value="1676328713834" calcext:value-type="float">
            <text:p>1676328713834</text:p>
          </table:table-cell>
          <table:table-cell office:value-type="float" office:value="441.461538461538" calcext:value-type="float">
            <text:p>441.46</text:p>
          </table:table-cell>
        </table:table-row>
      </table:table>
      <table:table table:name="Pivot Table_out_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style-name="ce24"/>
          <table:table-cell table:style-name="ce32" office:value-type="string" calcext:value-type="string">
            <text:p>Data</text:p>
          </table:table-cell>
          <table:table-cell table:style-name="ce40" table:number-columns-repeated="3"/>
          <table:table-cell table:style-name="ce45"/>
          <table:table-cell table:number-columns-repeated="4"/>
        </table:table-row>
        <table:table-row table:style-name="ro1">
          <table:table-cell table:style-name="ce25" office:value-type="string" calcext:value-type="string">
            <text:p># of lambda</text:p>
          </table:table-cell>
          <table:table-cell table:style-name="ce33" office:value-type="string" calcext:value-type="string">
            <text:p>Median - Total Time</text:p>
          </table:table-cell>
          <table:table-cell table:style-name="ce41" office:value-type="string" calcext:value-type="string">
            <text:p>StDev - Total Time</text:p>
          </table:table-cell>
          <table:table-cell table:style-name="ce41" office:value-type="string" calcext:value-type="string">
            <text:p>Median - Billed Duration(ms)</text:p>
          </table:table-cell>
          <table:table-cell table:style-name="ce41" office:value-type="string" calcext:value-type="string">
            <text:p>StDev - Billed Duration(ms)</text:p>
          </table:table-cell>
          <table:table-cell table:style-name="ce46" office:value-type="string" calcext:value-type="string">
            <text:p>Count - Billed Duration(ms)</text:p>
          </table:table-cell>
          <table:table-cell table:number-columns-repeated="4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4" office:value-type="float" office:value="10.7067" calcext:value-type="float">
            <text:p>10.71</text:p>
          </table:table-cell>
          <table:table-cell table:style-name="ce42" office:value-type="float" office:value="1.13929571534348" calcext:value-type="float">
            <text:p>1.14</text:p>
          </table:table-cell>
          <table:table-cell table:number-columns-repeated="2" table:style-name="ce42" office:value-type="float" office:value="0" calcext:value-type="float">
            <text:p>0.0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35" office:value-type="float" office:value="12.5819" calcext:value-type="float">
            <text:p>12.58</text:p>
          </table:table-cell>
          <table:table-cell table:style-name="ce43" office:value-type="float" office:value="0.317071526630822" calcext:value-type="float">
            <text:p>0.32</text:p>
          </table:table-cell>
          <table:table-cell table:style-name="ce43" office:value-type="float" office:value="448.461538461538" calcext:value-type="float">
            <text:p>448.46</text:p>
          </table:table-cell>
          <table:table-cell table:style-name="ce43" office:value-type="float" office:value="17.0475665896109" calcext:value-type="float">
            <text:p>17.05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35" office:value-type="float" office:value="17.5779" calcext:value-type="float">
            <text:p>17.58</text:p>
          </table:table-cell>
          <table:table-cell table:style-name="ce43" office:value-type="float" office:value="1.09351017965084" calcext:value-type="float">
            <text:p>1.09</text:p>
          </table:table-cell>
          <table:table-cell table:style-name="ce43" office:value-type="float" office:value="441.461538461538" calcext:value-type="float">
            <text:p>441.46</text:p>
          </table:table-cell>
          <table:table-cell table:style-name="ce43" office:value-type="float" office:value="14.0563005730105" calcext:value-type="float">
            <text:p>14.06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7" office:value-type="float" office:value="39" calcext:value-type="float">
            <text:p>39</text:p>
          </table:table-cell>
          <table:table-cell table:style-name="ce35" office:value-type="float" office:value="23.5098" calcext:value-type="float">
            <text:p>23.51</text:p>
          </table:table-cell>
          <table:table-cell table:style-name="ce43" office:value-type="float" office:value="0.844895456846585" calcext:value-type="float">
            <text:p>0.84</text:p>
          </table:table-cell>
          <table:table-cell table:style-name="ce43" office:value-type="float" office:value="481.641025641026" calcext:value-type="float">
            <text:p>481.64</text:p>
          </table:table-cell>
          <table:table-cell table:style-name="ce43" office:value-type="float" office:value="26.7204622568841" calcext:value-type="float">
            <text:p>26.72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7" office:value-type="float" office:value="52" calcext:value-type="float">
            <text:p>52</text:p>
          </table:table-cell>
          <table:table-cell table:style-name="ce35" office:value-type="float" office:value="31.532" calcext:value-type="float">
            <text:p>31.53</text:p>
          </table:table-cell>
          <table:table-cell table:style-name="ce43" office:value-type="float" office:value="0.864455300753025" calcext:value-type="float">
            <text:p>0.86</text:p>
          </table:table-cell>
          <table:table-cell table:style-name="ce43" office:value-type="float" office:value="465.576923076923" calcext:value-type="float">
            <text:p>465.58</text:p>
          </table:table-cell>
          <table:table-cell table:style-name="ce43" office:value-type="float" office:value="16.8130415268807" calcext:value-type="float">
            <text:p>16.81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37.3989" calcext:value-type="float">
            <text:p>37.40</text:p>
          </table:table-cell>
          <table:table-cell table:style-name="ce44" office:value-type="float" office:value="0.0612804373352536" calcext:value-type="float">
            <text:p>0.06</text:p>
          </table:table-cell>
          <table:table-cell table:style-name="ce44" office:value-type="float" office:value="464.453125" calcext:value-type="float">
            <text:p>464.45</text:p>
          </table:table-cell>
          <table:table-cell table:style-name="ce44" office:value-type="float" office:value="10.0667389654464" calcext:value-type="float">
            <text:p>10.07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10.7067" calcext:value-type="float">
            <text:p>10.71</text:p>
          </table:table-cell>
          <table:table-cell table:number-columns-repeated="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12.5819" calcext:value-type="float">
            <text:p>12.58</text:p>
          </table:table-cell>
          <table:table-cell table:number-columns-repeated="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float" office:value="17.5779" calcext:value-type="float">
            <text:p>17.58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0" office:value-type="float" office:value="23.5098" calcext:value-type="float">
            <text:p>23.51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31.532" calcext:value-type="float">
            <text:p>31.53</text:p>
          </table:table-cell>
          <table:table-cell table:number-columns-repeated="8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1" office:value-type="float" office:value="37.3989" calcext:value-type="float">
            <text:p>37.40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matrix-columns-spanned="2" table:number-matrix-rows-spanned="5" table:formula="of:=LINEST([.$B$15:.$B$20] ; [.$A$15:.$A$20] ; 1 ; 1)" office:value-type="float" office:value="0.435622039170507" calcext:value-type="float">
            <text:p>0.435622039170507</text:p>
          </table:table-cell>
          <table:table-cell office:value-type="float" office:value="8.13275406682027" calcext:value-type="float">
            <text:p>8.132754066820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380048167969127" calcext:value-type="float">
            <text:p>0.0380048167969127</text:p>
          </table:table-cell>
          <table:table-cell office:value-type="float" office:value="1.4854325784354" calcext:value-type="float">
            <text:p>1.48543257843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970454405922401" calcext:value-type="float">
            <text:p>0.970454405922401</text:p>
          </table:table-cell>
          <table:table-cell office:value-type="float" office:value="2.04426822652807" calcext:value-type="float">
            <text:p>2.044268226528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1.383976016674" calcext:value-type="float">
            <text:p>131.38397601667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49.057916525365" calcext:value-type="float">
            <text:p>549.057916525365</text:p>
          </table:table-cell>
          <table:table-cell office:value-type="float" office:value="16.7161303279689" calcext:value-type="float">
            <text:p>16.7161303279689</text:p>
          </table:table-cell>
          <table:table-cell table:number-columns-repeated="5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formula="of:=[.$D$23]" office:value-type="float" office:value="0.970454405922401" calcext:value-type="float">
            <text:p>0.9704544059224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formula="of:=[.$E$23]" office:value-type="float" office:value="2.04426822652807" calcext:value-type="float">
            <text:p>2.044268226528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bservations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djusted R^2</text:p>
          </table:table-cell>
          <table:table-cell table:formula="of:=1 - (1 - [.$D$23])*([.$E$31] - 1)/([.$E$31] - [.$E$30] - 1)" office:value-type="float" office:value="0.963068007403002" calcext:value-type="float">
            <text:p>0.9630680074030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gression</text:p>
          </table:table-cell>
          <table:table-cell table:formula="of:=[.$E$30]" office:value-type="float" office:value="1" calcext:value-type="float">
            <text:p>1</text:p>
          </table:table-cell>
          <table:table-cell table:formula="of:=[.$D$25]" office:value-type="float" office:value="549.057916525365" calcext:value-type="float">
            <text:p>549.057916525365</text:p>
          </table:table-cell>
          <table:table-cell table:formula="of:=[.$D$25] / [.$E$36]" office:value-type="float" office:value="549.057916525365" calcext:value-type="float">
            <text:p>549.057916525365</text:p>
          </table:table-cell>
          <table:table-cell table:formula="of:=[.$D$24]" office:value-type="float" office:value="131.383976016674" calcext:value-type="float">
            <text:p>131.383976016674</text:p>
          </table:table-cell>
          <table:table-cell table:formula="of:=LEGACY.FDIST([.$D$24] ; [.$E$36] ; [.$E$24])" office:value-type="float" office:value="0.000330631906479183" calcext:value-type="float">
            <text:p>0.00033063190647918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idual</text:p>
          </table:table-cell>
          <table:table-cell table:formula="of:=[.$E$24]" office:value-type="float" office:value="4" calcext:value-type="float">
            <text:p>4</text:p>
          </table:table-cell>
          <table:table-cell table:formula="of:=[.$E$25]" office:value-type="float" office:value="16.7161303279689" calcext:value-type="float">
            <text:p>16.7161303279689</text:p>
          </table:table-cell>
          <table:table-cell table:formula="of:=[.$E$25] / [.$E$24]" office:value-type="float" office:value="4.17903258199222" calcext:value-type="float">
            <text:p>4.17903258199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[.$E$36] + [.$E$24]" office:value-type="float" office:value="5" calcext:value-type="float">
            <text:p>5</text:p>
          </table:table-cell>
          <table:table-cell table:formula="of:=[.$D$25] + [.$E$25]" office:value-type="float" office:value="565.774046853333" calcext:value-type="float">
            <text:p>565.77404685333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E$40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E$40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3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D$21:.$E$21]; 1 ; 45 - ROW())" office:value-type="float" office:value="8.13275406682027" calcext:value-type="float">
            <text:p>8.13275406682027</text:p>
          </table:table-cell>
          <table:table-cell table:number-matrix-columns-spanned="1" table:number-matrix-rows-spanned="2" table:formula="of:=INDEX([.$D$22:.$E$22]; 1 ; 45 - ROW())" office:value-type="float" office:value="1.4854325784354" calcext:value-type="float">
            <text:p>1.4854325784354</text:p>
          </table:table-cell>
          <table:table-cell table:number-matrix-columns-spanned="1" table:number-matrix-rows-spanned="2" table:formula="of:=[.$E$43:.$E$44] / [.$F$43:.$F$44]" office:value-type="float" office:value="5.47500720321247" calcext:value-type="float">
            <text:p>5.47500720321247</text:p>
          </table:table-cell>
          <table:table-cell table:number-matrix-columns-spanned="1" table:number-matrix-rows-spanned="2" table:formula="of:=LEGACY.TDIST(ABS([.$G$43:.$G$44]) ; [.$E$24] ; 2 )" office:value-type="float" office:value="0.00541638449318997" calcext:value-type="float">
            <text:p>0.00541638449318997</text:p>
          </table:table-cell>
          <table:table-cell table:number-matrix-columns-spanned="1" table:number-matrix-rows-spanned="2" table:formula="of:=[.$E$43:.$E$44] - [.$F$43:.$F$44] * TINV(1 - [.$E$40] ; [.$E$24])" office:value-type="float" office:value="4.00853205532198" calcext:value-type="float">
            <text:p>4.00853205532198</text:p>
          </table:table-cell>
          <table:table-cell table:number-matrix-columns-spanned="1" table:number-matrix-rows-spanned="2" table:formula="of:=[.$E$43:.$E$44] + [.$F$43:.$F$44] * TINV(1 - [.$E$40] ; [.$E$24])" office:value-type="float" office:value="12.2569760783186" calcext:value-type="float">
            <text:p>12.2569760783186</text:p>
          </table:table-cell>
        </table:table-row>
        <table:table-row table:style-name="ro1"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435622039170507" calcext:value-type="float">
            <text:p>0.435622039170507</text:p>
          </table:table-cell>
          <table:table-cell office:value-type="float" office:value="0.0380048167969127" calcext:value-type="float">
            <text:p>0.0380048167969127</text:p>
          </table:table-cell>
          <table:table-cell office:value-type="float" office:value="11.4622849387316" calcext:value-type="float">
            <text:p>11.4622849387316</text:p>
          </table:table-cell>
          <table:table-cell office:value-type="float" office:value="0.000330631906479184" calcext:value-type="float">
            <text:p>0.000330631906479184</text:p>
          </table:table-cell>
          <table:table-cell office:value-type="float" office:value="0.33010375160078" calcext:value-type="float">
            <text:p>0.33010375160078</text:p>
          </table:table-cell>
          <table:table-cell office:value-type="float" office:value="0.541140326740234" calcext:value-type="float">
            <text:p>0.5411403267402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matrix-columns-spanned="1" table:number-matrix-rows-spanned="6" table:formula="of:=[.$A$15:.$A$20]" office:value-type="float" office:value="0" calcext:value-type="float">
            <text:p>0</text:p>
          </table:table-cell>
          <table:table-cell table:number-matrix-columns-spanned="1" table:number-matrix-rows-spanned="6" table:formula="of:=MMULT([.$D$47:.$D$52] ; [.$E$44]) + [.$E$43]" office:value-type="float" office:value="8.13275406682027" calcext:value-type="float">
            <text:p>8.13275406682027</text:p>
          </table:table-cell>
          <table:table-cell table:number-matrix-columns-spanned="1" table:number-matrix-rows-spanned="6" table:formula="of:=[.$B$15:.$B$20]" office:value-type="float" office:value="10.7067" calcext:value-type="float">
            <text:p>10.7067</text:p>
          </table:table-cell>
          <table:table-cell table:number-matrix-columns-spanned="1" table:number-matrix-rows-spanned="6" table:formula="of:=[.$F$47:.$F$52] - [.$E$47:.$E$52]" office:value-type="float" office:value="2.57394593317973" calcext:value-type="float">
            <text:p>2.573945933179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3.7958405760369" calcext:value-type="float">
            <text:p>13.7958405760369</text:p>
          </table:table-cell>
          <table:table-cell office:value-type="float" office:value="12.5819" calcext:value-type="float">
            <text:p>12.5819</text:p>
          </table:table-cell>
          <table:table-cell office:value-type="float" office:value="-1.21394057603686" calcext:value-type="float">
            <text:p>-1.21394057603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9.4589270852535" calcext:value-type="float">
            <text:p>19.4589270852535</text:p>
          </table:table-cell>
          <table:table-cell office:value-type="float" office:value="17.5779" calcext:value-type="float">
            <text:p>17.5779</text:p>
          </table:table-cell>
          <table:table-cell office:value-type="float" office:value="-1.88102708525345" calcext:value-type="float">
            <text:p>-1.88102708525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25.12201359447" calcext:value-type="float">
            <text:p>25.12201359447</text:p>
          </table:table-cell>
          <table:table-cell office:value-type="float" office:value="23.5098" calcext:value-type="float">
            <text:p>23.5098</text:p>
          </table:table-cell>
          <table:table-cell office:value-type="float" office:value="-1.61221359447004" calcext:value-type="float">
            <text:p>-1.612213594470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0.7851001036866" calcext:value-type="float">
            <text:p>30.7851001036866</text:p>
          </table:table-cell>
          <table:table-cell office:value-type="float" office:value="31.532" calcext:value-type="float">
            <text:p>31.532</text:p>
          </table:table-cell>
          <table:table-cell office:value-type="float" office:value="0.746899896313369" calcext:value-type="float">
            <text:p>0.7468998963133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6.0125645737327" calcext:value-type="float">
            <text:p>36.0125645737327</text:p>
          </table:table-cell>
          <table:table-cell office:value-type="float" office:value="37.3989" calcext:value-type="float">
            <text:p>37.3989</text:p>
          </table:table-cell>
          <table:table-cell office:value-type="float" office:value="1.38633542626728" calcext:value-type="float">
            <text:p>1.38633542626728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out_1'.A1:'Pivot Table_out_1'.F8" table:buttons="'Pivot Table_out_1'.A2 'Pivot Table_out_1'.B1" table:grand-total="none" table:show-filter-button="false">
          <table:source-cell-range table:cell-range-address="out.A1:out.G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# of lambda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3" table:display="true" table:show-details="true"/>
                <table:data-pilot-member table:name="26" table:display="true" table:show-details="true"/>
                <table:data-pilot-member table:name="39" table:display="true" table:show-details="true"/>
                <table:data-pilot-member table:name="52" table:display="true" table:show-details="true"/>
                <table:data-pilot-member table:name="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10.40" table:display="true" table:show-details="true"/>
                <table:data-pilot-member table:name="10.51" table:display="true" table:show-details="true"/>
                <table:data-pilot-member table:name="10.71" table:display="true" table:show-details="true"/>
                <table:data-pilot-member table:name="11.64" table:display="true" table:show-details="true"/>
                <table:data-pilot-member table:name="12.46" table:display="true" table:show-details="true"/>
                <table:data-pilot-member table:name="12.47" table:display="true" table:show-details="true"/>
                <table:data-pilot-member table:name="12.58" table:display="true" table:show-details="true"/>
                <table:data-pilot-member table:name="12.83" table:display="true" table:show-details="true"/>
                <table:data-pilot-member table:name="13.12" table:display="true" table:show-details="true"/>
                <table:data-pilot-member table:name="13.21" table:display="true" table:show-details="true"/>
                <table:data-pilot-member table:name="17.30" table:display="true" table:show-details="true"/>
                <table:data-pilot-member table:name="17.39" table:display="true" table:show-details="true"/>
                <table:data-pilot-member table:name="17.58" table:display="true" table:show-details="true"/>
                <table:data-pilot-member table:name="17.71" table:display="true" table:show-details="true"/>
                <table:data-pilot-member table:name="19.91" table:display="true" table:show-details="true"/>
                <table:data-pilot-member table:name="22.87" table:display="true" table:show-details="true"/>
                <table:data-pilot-member table:name="23.46" table:display="true" table:show-details="true"/>
                <table:data-pilot-member table:name="23.51" table:display="true" table:show-details="true"/>
                <table:data-pilot-member table:name="23.62" table:display="true" table:show-details="true"/>
                <table:data-pilot-member table:name="25.14" table:display="true" table:show-details="true"/>
                <table:data-pilot-member table:name="30.97" table:display="true" table:show-details="true"/>
                <table:data-pilot-member table:name="31.42" table:display="true" table:show-details="true"/>
                <table:data-pilot-member table:name="31.53" table:display="true" table:show-details="true"/>
                <table:data-pilot-member table:name="32.18" table:display="true" table:show-details="true"/>
                <table:data-pilot-member table:name="33.20" table:display="true" table:show-details="true"/>
                <table:data-pilot-member table:name="37.32" table:display="true" table:show-details="true"/>
                <table:data-pilot-member table:name="37.38" table:display="true" table:show-details="true"/>
                <table:data-pilot-member table:name="37.40" table:display="true" table:show-details="true"/>
                <table:data-pilot-member table:name="37.41" table:display="true" table:show-details="true"/>
                <table:data-pilot-member table:name="37.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Billed Duration(ms)" table:orientation="data" table:used-hierarchy="0" table:function="median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418.92" table:display="true" table:show-details="true"/>
                <table:data-pilot-member table:name="436.04" table:display="true" table:show-details="true"/>
                <table:data-pilot-member table:name="439.31" table:display="true" table:show-details="true"/>
                <table:data-pilot-member table:name="440.73" table:display="true" table:show-details="true"/>
                <table:data-pilot-member table:name="441.46" table:display="true" table:show-details="true"/>
                <table:data-pilot-member table:name="448.46" table:display="true" table:show-details="true"/>
                <table:data-pilot-member table:name="450.65" table:display="true" table:show-details="true"/>
                <table:data-pilot-member table:name="451.00" table:display="true" table:show-details="true"/>
                <table:data-pilot-member table:name="452.52" table:display="true" table:show-details="true"/>
                <table:data-pilot-member table:name="453.45" table:display="true" table:show-details="true"/>
                <table:data-pilot-member table:name="462.69" table:display="true" table:show-details="true"/>
                <table:data-pilot-member table:name="463.96" table:display="true" table:show-details="true"/>
                <table:data-pilot-member table:name="464.45" table:display="true" table:show-details="true"/>
                <table:data-pilot-member table:name="465.08" table:display="true" table:show-details="true"/>
                <table:data-pilot-member table:name="465.58" table:display="true" table:show-details="true"/>
                <table:data-pilot-member table:name="466.31" table:display="true" table:show-details="true"/>
                <table:data-pilot-member table:name="469.17" table:display="true" table:show-details="true"/>
                <table:data-pilot-member table:name="472.13" table:display="true" table:show-details="true"/>
                <table:data-pilot-member table:name="476.28" table:display="true" table:show-details="true"/>
                <table:data-pilot-member table:name="480.09" table:display="true" table:show-details="true"/>
                <table:data-pilot-member table:name="481.64" table:display="true" table:show-details="true"/>
                <table:data-pilot-member table:name="485.62" table:display="true" table:show-details="true"/>
                <table:data-pilot-member table:name="492.52" table:display="true" table:show-details="true"/>
                <table:data-pilot-member table:name="534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(ms)" table:orientation="data" table:used-hierarchy="-1" table:function="stdev">
            <table:data-pilot-level calcext:repeat-item-labels="false"/>
          </table:data-pilot-field>
          <table:data-pilot-field table:source-field-name="Billed Duration(ms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5:53:31.4791614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15T15:54:58.332089325</dc:date>
    <meta:editing-duration>PT6M58S</meta:editing-duration>
    <meta:editing-cycles>2</meta:editing-cycles>
    <meta:generator>LibreOffice/7.2.4.1$MacOSX_X86_64 LibreOffice_project/27d75539669ac387bb498e35313b970b7fe9c4f9</meta:generator>
    <meta:document-statistic meta:table-count="2" meta:cell-count="368" meta:object-count="0"/>
  </office:meta>
</office:document-meta>
</file>